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4fb6" officeooo:paragraph-rsid="00034fb6"/>
    </style:style>
    <style:style style:name="P2" style:family="paragraph" style:parent-style-name="Standard">
      <style:text-properties officeooo:rsid="0004c69e" officeooo:paragraph-rsid="0004c69e"/>
    </style:style>
    <style:style style:name="P3" style:family="paragraph" style:parent-style-name="Standard">
      <style:text-properties officeooo:rsid="000652d7" officeooo:paragraph-rsid="000652d7"/>
    </style:style>
    <style:style style:name="P4" style:family="paragraph" style:parent-style-name="Standard">
      <style:text-properties officeooo:rsid="0007061e" officeooo:paragraph-rsid="0007061e"/>
    </style:style>
    <style:style style:name="T1" style:family="text">
      <style:text-properties officeooo:rsid="0004c69e"/>
    </style:style>
    <style:style style:name="T2" style:family="text">
      <style:text-properties officeooo:rsid="000781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am Roger. I graduated in Applied Physics in 1970, and began work on 2nd January 1971 (the first was a holiday) as Experimental Officer in a medical (cardiovascular) research unit, with responsibilities for several electronics technicians and two computers.</text:p>
      <text:p text:style-name="P1"/>
      <text:p text:style-name="P1">In those days there was a superb magazine called "Wireless World", which ran a series of a score of articles on active filters and their design. As the signals available from the body (ECG/EKG, nerve potentials etc.) were small and their source impedances were high, interference was often a problem; although elimination at source was always preferred, filtering was a useful weapon too, so I studied the articles and wrote a Fortran program, running on a PDP12 computer, to help me to design active filters.</text:p>
      <text:p text:style-name="P1"/>
      <text:p text:style-name="P1">In the 1980s I ported the program to the BBC Model B, in BBC Basic, and extended it. Working now in Steel industry research and development, I found some use for it, but it was not until the 2010s and particularly my retirement in 2013 that I ported it to run on a Linux PC, and extended the functionality much further.</text:p>
      <text:p text:style-name="P1"/>
      <text:p text:style-name="P1">It now takes a specification - high-, low- or band-pass<text:span text:style-name="T1">;</text:span> Bessel, Butterworth or Chebychev<text:span text:style-name="T1">; Sallen and Key,</text:span> Rauch<text:span text:style-name="T1"> or discrete realisation; cut-off (or centre) frequency, filter order (from 3 to an unrealistic value) and other parameters which may be required depending on those choices. The user may now select output options such as pole/zero diagram, frequency response, step response and circuit with component values (or algorithms for a discrete filter).</text:span></text:p>
      <text:p text:style-name="P1"/>
      <text:p text:style-name="P2">The program is capable of useful extension, for example to design band-stop filters, and to compute the filter output for an arbitrary input (which was available on the BBC version!).</text:p>
      <text:p text:style-name="P2"/>
      <text:p text:style-name="P3">The program sends numerical information to the standard output, so should be run from a terminal if you want active filter component values or discrete filter parameters.</text:p>
      <text:p text:style-name="P3"/>
      <text:p text:style-name="P4">This program has been placed on GitHub<text:span text:style-name="T2"> as "rbfilter"</text:span>, and is available as free and open source software under the General Public Licence version 3.0 (GPL v3.0), copyright (C) Roger Burghall 2018.</text:p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Sans L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Sans L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Nimbus Sans L" fo:font-family="'Nimbus Sans L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imbus Sans L" fo:font-family="'Nimbus Sans L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fo:font-family="'Nimbus Sans L'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Burghall</meta:initial-creator>
    <meta:creation-date>2019-01-12T13:25:56.230904505</meta:creation-date>
    <dc:date>2019-01-12T17:46:30.767749815</dc:date>
    <dc:creator>Roger Burghall</dc:creator>
    <meta:editing-duration>PT3H43M7S</meta:editing-duration>
    <meta:editing-cycles>4</meta:editing-cycles>
    <meta:generator>LibreOffice/5.1.6.2$Linux_x86 LibreOffice_project/10m0$Build-2</meta:generator>
    <meta:document-statistic meta:table-count="0" meta:image-count="0" meta:object-count="0" meta:page-count="1" meta:paragraph-count="7" meta:word-count="345" meta:character-count="2092" meta:non-whitespace-character-count="1754"/>
  </office:meta>
</office:document-meta>
</file>